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roduits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COCKTAIL</text:p>
          </table:table-cell>
          <table:table-cell table:style-name="ce4" office:value-type="string" calcext:value-type="string">
            <text:p>Fromage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Oliv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achet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biscuit sucre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achet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biscuit salé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achet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biscuit fourre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achet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saucisson</text:p>
          </table:table-cell>
          <table:table-cell office:value-type="float" office:value="16" calcext:value-type="float">
            <text:p>16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15">
            <text:p>BOISSONS</text:p>
          </table:table-cell>
          <table:table-cell table:style-name="ce4" office:value-type="string" calcext:value-type="string">
            <text:p>vin blanc sec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vin blanc doux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vin rouge sec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vin rouge doux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eau vive GM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bouteille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jus en brique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coca cola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outeille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bonbon anglais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outeille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soda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outeille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café 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kp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Ronono @ boite G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ravina dite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cacao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siramamy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tantely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tr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17">
            <text:p>SAKAFO</text:p>
          </table:table-cell>
          <table:table-cell office:value-type="string" calcext:value-type="string">
            <text:p>Akondro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astèque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oatabia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esik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ngolo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ncombre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ngolo gasy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akamalao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aucisse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koho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ngivy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eau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naka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itre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ira vaingany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naigr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itr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ira vovony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c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bika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elofan</text:p>
          </table:table-cell>
          <table:table-cell office:value-type="float" office:value="4.5" calcext:value-type="float">
            <text:p>4.5</text:p>
          </table:table-cell>
          <table:table-cell table:style-name="ce5" office:value-type="string" calcext:value-type="string">
            <text:p>metre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ary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kp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uver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lany 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lany 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viette de tab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h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veta lehi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a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ik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FA MIS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veta ke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n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py v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t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han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tapera lehib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ts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trobe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ch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teaux v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l las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fetie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lia sy sotro plast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 pour 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c 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arama traiteur</text:p>
          </table:table-cell>
          <table:table-cell office:value-type="string" calcext:value-type="string">
            <text:p>D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hier de souvenir</text:p>
          </table:table-cell>
          <table:table-cell office:value-type="string" calcext:value-type="string">
            <text:p>D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ry</text:p>
          </table:table-cell>
          <table:table-cell office:value-type="string" calcext:value-type="string">
            <text:p>D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pertoire hira</text:p>
          </table:table-cell>
          <table:table-cell office:value-type="string" calcext:value-type="string">
            <text:p>DAD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uvert</text:p>
          </table:table-cell>
          <table:table-cell office:value-type="string" calcext:value-type="string">
            <text:p>TATIE + M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te</text:p>
          </table:table-cell>
          <table:table-cell office:value-type="string" calcext:value-type="string">
            <text:p>TATIE + MAM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anasana Andrefana</text:p>
          </table:table-cell>
          <table:table-cell office:value-type="string" calcext:value-type="string">
            <text:p>TON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es sy bancs</text:p>
          </table:table-cell>
          <table:table-cell office:value-type="string" calcext:value-type="string">
            <text:p>TON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TON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TONTO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mba</text:p>
          </table:table-cell>
          <table:table-cell office:value-type="string" calcext:value-type="string">
            <text:p>ROTSY + MIAS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ulard</text:p>
          </table:table-cell>
          <table:table-cell office:value-type="string" calcext:value-type="string">
            <text:p>ROTSY + MIAS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jaitra</text:p>
          </table:table-cell>
          <table:table-cell office:value-type="string" calcext:value-type="string">
            <text:p>ROTSY + MIAS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ry</text:p>
          </table:table-cell>
          <table:table-cell office:value-type="string" calcext:value-type="string">
            <text:p>ROTSY + MIAS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8:21:50.3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9T08:37:45.833000000</meta:creation-date>
    <meta:editing-duration>PT31M38S</meta:editing-duration>
    <meta:editing-cycles>4</meta:editing-cycles>
    <meta:generator>LibreOffice/7.2.4.1$Windows_X86_64 LibreOffice_project/27d75539669ac387bb498e35313b970b7fe9c4f9</meta:generator>
    <dc:date>2024-04-29T18:27:37.242000000</dc:date>
    <meta:document-statistic meta:table-count="1" meta:cell-count="209" meta:object-count="0"/>
  </office:meta>
</office:document-meta>
</file>